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39cm"/>
    </style:style>
    <style:style style:name="co3" style:family="table-column">
      <style:table-column-properties fo:break-before="auto" style:column-width="3.078cm"/>
    </style:style>
    <style:style style:name="co4" style:family="table-column">
      <style:table-column-properties fo:break-before="auto" style:column-width="4.059cm"/>
    </style:style>
    <style:style style:name="co5" style:family="table-column">
      <style:table-column-properties fo:break-before="auto" style:column-width="13.772cm"/>
    </style:style>
    <style:style style:name="co6" style:family="table-column">
      <style:table-column-properties fo:break-before="auto" style:column-width="2.889cm"/>
    </style:style>
    <style:style style:name="ro1" style:family="table-row">
      <style:table-row-properties style:row-height="0.434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0">
      <style:table-cell-properties style:glyph-orientation-vertical="0" fo:background-color="#cc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0"/>
    <style:style style:name="ce8" style:family="table-cell" style:parent-style-name="Default">
      <style:table-cell-properties style:glyph-orientation-vertical="0" fo:background-color="#ccff6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default-cell-style-name="ce7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family_name</text:p>
          </table:table-cell>
          <table:table-cell table:style-name="ce4" office:value-type="string">
            <text:p>birthdate</text:p>
          </table:table-cell>
          <table:table-cell table:style-name="ce1" office:value-type="string">
            <text:p>nb_children</text:p>
          </table:table-cell>
          <table:table-cell table:style-name="ce1" office:value-type="string">
            <text:p>favorite_artist_id</text:p>
          </table:table-cell>
          <table:table-cell table:style-name="ce8" office:value-type="string">
            <text:p>portrait</text:p>
          </table:table-cell>
          <table:table-cell table:style-name="ce8" office:value-type="string">
            <text:p>portrait_source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Marcel</text:p>
          </table:table-cell>
          <table:table-cell table:style-name="ce2" office:value-type="string">
            <text:p>Pagnol</text:p>
          </table:table-cell>
          <table:table-cell table:style-name="ce5" office:value-type="string">
            <text:p>28/02/18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office:value-type="string">
            <text:p>Marcel_Pagnol_1931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lfred</text:p>
          </table:table-cell>
          <table:table-cell table:style-name="ce2" office:value-type="string">
            <text:p>Hitchcock</text:p>
          </table:table-cell>
          <table:table-cell table:style-name="ce5" office:value-type="string">
            <text:p>13/08/189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office:value-type="string">
            <text:p>Hitchcock_Alfred_02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ntoine</text:p>
          </table:table-cell>
          <table:table-cell table:style-name="ce2" office:value-type="string">
            <text:p>De Saint-Exupéry</text:p>
          </table:table-cell>
          <table:table-cell table:style-name="ce5" office:value-type="string">
            <text:p>29/06/19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office:value-type="string">
            <text:p>220px-11exupery-inline1-500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Franck</text:p>
          </table:table-cell>
          <table:table-cell table:style-name="ce2" office:value-type="string">
            <text:p>Herbert</text:p>
          </table:table-cell>
          <table:table-cell table:style-name="ce5" office:value-type="string">
            <text:p>08/10/19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office:value-type="string">
            <text:p>220px-Frank_Herbert_-_1984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Romain</text:p>
          </table:table-cell>
          <table:table-cell table:style-name="ce2" office:value-type="string">
            <text:p>Gary</text:p>
          </table:table-cell>
          <table:table-cell table:style-name="ce5" office:value-type="string">
            <text:p>29/05/19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Sarah</text:p>
          </table:table-cell>
          <table:table-cell table:style-name="ce2" office:value-type="string">
            <text:p>Connor</text:p>
          </table:table-cell>
          <table:table-cell table:style-name="ce5" office:value-type="string">
            <text:p>15/05/196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">
            <text:p>31</text:p>
          </table:table-cell>
          <table:table-cell office:value-type="string">
            <text:p>280px-Linda_Hamilton_by_Gage_Skidmor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RR</text:p>
          </table:table-cell>
          <table:table-cell table:style-name="ce2" office:value-type="string">
            <text:p>Tolkien</text:p>
          </table:table-cell>
          <table:table-cell table:style-name="ce5" office:value-type="string">
            <text:p>03/01/189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office:value-type="string">
            <text:p>220px-Tolkien_1916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Steinbeck</text:p>
          </table:table-cell>
          <table:table-cell table:style-name="ce5" office:value-type="string">
            <text:p>27/02/19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office:value-type="string">
            <text:p>220px-John_Steinbeck_1962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Arturo</text:p>
          </table:table-cell>
          <table:table-cell table:style-name="ce2" office:value-type="string">
            <text:p>Pérez-Reverte</text:p>
          </table:table-cell>
          <table:table-cell table:style-name="ce5" office:value-type="string">
            <text:p>25/11/195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7">
            <text:p>17</text:p>
          </table:table-cell>
          <table:table-cell office:value-type="string">
            <text:p>220px-Arturo_Perez-Revert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John</text:p>
          </table:table-cell>
          <table:table-cell table:style-name="ce2" office:value-type="string">
            <text:p>Dos Passos</text:p>
          </table:table-cell>
          <table:table-cell table:style-name="ce5" office:value-type="string">
            <text:p>14/01/189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office:value-type="string">
            <text:p>John_dos_Passos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Ray</text:p>
          </table:table-cell>
          <table:table-cell table:style-name="ce2" office:value-type="string">
            <text:p>Bradbury</text:p>
          </table:table-cell>
          <table:table-cell table:style-name="ce5" office:value-type="string">
            <text:p>22/08/19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office:value-type="string">
            <text:p>260px-Ray_Bradbury_2009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Isaac</text:p>
          </table:table-cell>
          <table:table-cell table:style-name="ce2" office:value-type="string">
            <text:p>Asimov</text:p>
          </table:table-cell>
          <table:table-cell table:style-name="ce5" office:value-type="string">
            <text:p>02/01/19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office:value-type="string">
            <text:p>220px-Isaac.Asimov01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Yukio</text:p>
          </table:table-cell>
          <table:table-cell table:style-name="ce2" office:value-type="string">
            <text:p>Mishima</text:p>
          </table:table-cell>
          <table:table-cell table:style-name="ce5" office:value-type="string">
            <text:p>14/01/192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2">
            <text:p>22</text:p>
          </table:table-cell>
          <table:table-cell office:value-type="string">
            <text:p>Yukio_Mishima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Ernest</text:p>
          </table:table-cell>
          <table:table-cell table:style-name="ce2" office:value-type="string">
            <text:p>Hemingway</text:p>
          </table:table-cell>
          <table:table-cell table:style-name="ce5" office:value-type="string">
            <text:p>21/07/189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office:value-type="string">
            <text:p>220px-ErnestHemingway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Franz</text:p>
          </table:table-cell>
          <table:table-cell table:style-name="ce2" office:value-type="string">
            <text:p>Kafka</text:p>
          </table:table-cell>
          <table:table-cell table:style-name="ce5" office:value-type="string">
            <text:p>03/07/18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string">
            <text:p>Kafka_portrait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writter</text:p>
          </table:table-cell>
          <table:table-cell table:style-name="ce2" office:value-type="string">
            <text:p>Henri</text:p>
          </table:table-cell>
          <table:table-cell table:style-name="ce2" office:value-type="string">
            <text:p>Stendhal</text:p>
          </table:table-cell>
          <table:table-cell table:style-name="ce5" office:value-type="string">
            <text:p>23/01/17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office:value-type="string">
            <text:p>260px-Stendhal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3" office:value-type="string">
            <text:p>guitarist</text:p>
          </table:table-cell>
          <table:table-cell office:value-type="string">
            <text:p>Wes</text:p>
          </table:table-cell>
          <table:table-cell office:value-type="string">
            <text:p>Montgomery</text:p>
          </table:table-cell>
          <table:table-cell table:style-name="ce6" office:value-type="string">
            <text:p>06/03/19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20px-Wes_Montgomery.pn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3" office:value-type="string">
            <text:p>guitarist</text:p>
          </table:table-cell>
          <table:table-cell office:value-type="string">
            <text:p>George</text:p>
          </table:table-cell>
          <table:table-cell office:value-type="string">
            <text:p>Benson</text:p>
          </table:table-cell>
          <table:table-cell table:style-name="ce6" office:value-type="string">
            <text:p>22/03/194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string">
            <text:p>George_benson_1986_montreux_16_3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3"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Page</text:p>
          </table:table-cell>
          <table:table-cell table:style-name="ce6" office:value-type="string">
            <text:p>09/01/194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220px-Jimmy_Page_at_the_Echo_music_award_2013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3"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McLaughlin</text:p>
          </table:table-cell>
          <table:table-cell table:style-name="ce6" office:value-type="string">
            <text:p>04/01/194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220px-John_McLaughlin_1_fcm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3" office:value-type="string">
            <text:p>guitarist</text:p>
          </table:table-cell>
          <table:table-cell office:value-type="string">
            <text:p>Paco</text:p>
          </table:table-cell>
          <table:table-cell office:value-type="string">
            <text:p>de Lucia</text:p>
          </table:table-cell>
          <table:table-cell table:style-name="ce6" office:value-type="string">
            <text:p>21/12/194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20px-Paco_de_Lucía_4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3" office:value-type="string">
            <text:p>guitarist</text:p>
          </table:table-cell>
          <table:table-cell office:value-type="string">
            <text:p>Jimmy</text:p>
          </table:table-cell>
          <table:table-cell office:value-type="string">
            <text:p>Hendrix</text:p>
          </table:table-cell>
          <table:table-cell table:style-name="ce6" office:value-type="string">
            <text:p>27/11/194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220px-Jimi_Hendrix_1967_uncropped.webp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3" office:value-type="string">
            <text:p>guitarist</text:p>
          </table:table-cell>
          <table:table-cell office:value-type="string">
            <text:p>Steve</text:p>
          </table:table-cell>
          <table:table-cell office:value-type="string">
            <text:p>Vai</text:p>
          </table:table-cell>
          <table:table-cell table:style-name="ce6" office:value-type="string">
            <text:p>06/06/196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string">
            <text:p>220px-Steve_Vai_2011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3" office:value-type="string">
            <text:p>guitarist</text:p>
          </table:table-cell>
          <table:table-cell office:value-type="string">
            <text:p>Brian</text:p>
          </table:table-cell>
          <table:table-cell office:value-type="string">
            <text:p>May</text:p>
          </table:table-cell>
          <table:table-cell table:style-name="ce6" office:value-type="string">
            <text:p>19/07/194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Guitar-brian-may.gif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3" office:value-type="string">
            <text:p>guitarist</text:p>
          </table:table-cell>
          <table:table-cell office:value-type="string">
            <text:p>B B</text:p>
          </table:table-cell>
          <table:table-cell office:value-type="string">
            <text:p>King</text:p>
          </table:table-cell>
          <table:table-cell table:style-name="ce6" office:value-type="string">
            <text:p>16/09/192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220px-B.B._King_(46264650642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3" office:value-type="string">
            <text:p>guitarist</text:p>
          </table:table-cell>
          <table:table-cell office:value-type="string">
            <text:p>David</text:p>
          </table:table-cell>
          <table:table-cell office:value-type="string">
            <text:p>Gilmour</text:p>
          </table:table-cell>
          <table:table-cell table:style-name="ce6" office:value-type="string">
            <text:p>06/03/194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David_Gilmour_in_Munich_July_2006-ed-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3" office:value-type="string">
            <text:p>guitarist</text:p>
          </table:table-cell>
          <table:table-cell office:value-type="string">
            <text:p>John</text:p>
          </table:table-cell>
          <table:table-cell office:value-type="string">
            <text:p>Abercrombie</text:p>
          </table:table-cell>
          <table:table-cell table:style-name="ce6" office:value-type="string">
            <text:p>16/12/194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220px-John_Abercrombie.pn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3" office:value-type="string">
            <text:p>guitarist</text:p>
          </table:table-cell>
          <table:table-cell office:value-type="string">
            <text:p>Tuck</text:p>
          </table:table-cell>
          <table:table-cell office:value-type="string">
            <text:p>Andress</text:p>
          </table:table-cell>
          <table:table-cell table:style-name="ce6" office:value-type="string">
            <text:p>25/10/195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220px-Tuckpatti.jpe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3" office:value-type="string">
            <text:p>guitarist</text:p>
          </table:table-cell>
          <table:table-cell office:value-type="string">
            <text:p>Django</text:p>
          </table:table-cell>
          <table:table-cell office:value-type="string">
            <text:p>Reinhardt</text:p>
          </table:table-cell>
          <table:table-cell table:style-name="ce6" office:value-type="string">
            <text:p>23/01/191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220px-Django_Reinhardt_(Gottlieb_07301)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3" office:value-type="string">
            <text:p>guitarist</text:p>
          </table:table-cell>
          <table:table-cell office:value-type="string">
            <text:p>Angelo</text:p>
          </table:table-cell>
          <table:table-cell office:value-type="string">
            <text:p>Debarre</text:p>
          </table:table-cell>
          <table:table-cell table:style-name="ce6" office:value-type="string">
            <text:p>19/08/196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220px-Angélo_Debarre_pendant_le_Paris_Jazz_Roots_Festival_à_la_Belleviloise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3" office:value-type="string">
            <text:p>guitarist</text:p>
          </table:table-cell>
          <table:table-cell office:value-type="string">
            <text:p>Henri</text:p>
          </table:table-cell>
          <table:table-cell office:value-type="string">
            <text:p>Salvador</text:p>
          </table:table-cell>
          <table:table-cell table:style-name="ce6" office:value-type="string">
            <text:p>18/07/19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220px-Henri_Salvador_tybaut.jpg</text:p>
          </table:table-cell>
          <table:table-cell office:value-type="string">
            <text:p>wikimedia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3" office:value-type="string">
            <text:p>guitarist</text:p>
          </table:table-cell>
          <table:table-cell office:value-type="string">
            <text:p>Eddie</text:p>
          </table:table-cell>
          <table:table-cell office:value-type="string">
            <text:p>Van Halen</text:p>
          </table:table-cell>
          <table:table-cell table:style-name="ce6" office:value-type="string">
            <text:p>26/01/195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200px-Eddie_Van_Halen_at_the_New_Haven_Coliseum.webp</text:p>
          </table:table-cell>
          <table:table-cell office:value-type="string">
            <text:p>wikimedia</text:p>
          </table:table-cell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8">18/10/2020</text:date>, <text:time>00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ML</meta:initial-creator>
    <meta:creation-date>2020-09-22T19:49:04</meta:creation-date>
    <dc:creator>Laurent ML</dc:creator>
    <dc:date>2020-10-18T00:26:31</dc:date>
    <meta:editing-cycles>32</meta:editing-cycles>
    <meta:editing-duration>P1DT1H4M33S</meta:editing-duration>
    <meta:generator>OpenOffice/4.1.7$Unix OpenOffice.org_project/417m1$Build-9800</meta:generator>
    <meta:document-statistic meta:table-count="1" meta:cell-count="295" meta:object-count="0"/>
  </office:meta>
</office:document-meta>
</file>